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="Times New Roman" style:font-name-asian="Times New Roman" style:font-name-complex="Times New Roman" fo:font-weight="bold" style:font-weight-asian="bold" fo:font-size="24pt" style:font-size-asian="24pt"/>
    </style:style>
    <style:style style:name="T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7" style:parent-style-name="Policepardéfaut" style:family="text">
      <style:text-properties style:font-name="Times New Roman" style:font-name-asian="Times New Roman" style:font-name-complex="Times New Roman" fo:font-size="13pt" style:font-size-asian="13pt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" style:parent-style-name="Policepardéfaut" style:family="text">
      <style:text-properties style:font-name="Times New Roman" style:font-name-asian="Times New Roman" style:font-name-complex="Times New Roman" fo:font-size="13pt" style:font-size-asian="13pt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3pt" style:font-size-asian="13pt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5pt" style:font-size-asian="15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2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T25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.5pt" style:font-size-asian="13.5pt"/>
    </style:style>
    <style:style style:name="P27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2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29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3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31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3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33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3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3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.5pt" style:font-size-asian="13.5pt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43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4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45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4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47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4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49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T5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style:font-name="Times New Roman" style:font-name-asian="Times New Roman" style:font-name-complex="Times New Roman"/>
    </style:style>
    <style:style style:name="T60" style:parent-style-name="Policepardéfaut" style:family="text">
      <style:text-properties style:font-name="Times New Roman" style:font-name-asian="Times New Roman" style:font-name-complex="Times New Roman" fo:font-weight="bold" style:font-weight-asian="bold"/>
    </style:style>
    <style:style style:name="T61" style:parent-style-name="Policepardéfaut" style:family="text">
      <style:text-properties style:font-name="Times New Roman" style:font-name-asian="Times New Roman" style:font-name-complex="Times New Roman"/>
    </style:style>
    <style:style style:name="T6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4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6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9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4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8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9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9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0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4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1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20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2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2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2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24" style:parent-style-name="Normal" style:family="paragraph">
      <style:paragraph-properties fo:text-align="justify"/>
    </style:style>
    <style:style style:name="T12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2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2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28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/>
    </style:style>
    <style:style style:name="P129" style:parent-style-name="Normal" style:family="paragraph">
      <style:paragraph-properties fo:text-align="justify"/>
    </style:style>
    <style:style style:name="T13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31" style:parent-style-name="Normal" style:family="paragraph">
      <style:paragraph-properties fo:text-align="justify"/>
    </style:style>
    <style:style style:name="T13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33" style:parent-style-name="Normal" style:family="paragraph">
      <style:paragraph-properties fo:text-align="justify"/>
    </style:style>
    <style:style style:name="T13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3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36" style:parent-style-name="Normal" style:family="paragraph">
      <style:paragraph-properties fo:text-align="justify"/>
    </style:style>
    <style:style style:name="T13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3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T141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T144" style:parent-style-name="Policepardéfaut" style:family="text">
      <style:text-properties style:font-name="Times New Roman" style:font-name-asian="Times New Roman" style:font-name-complex="Times New Roman"/>
    </style:style>
    <style:style style:name="P145" style:parent-style-name="Normal" style:family="paragraph">
      <style:paragraph-properties fo:text-align="justify"/>
    </style:style>
    <style:style style:name="T146" style:parent-style-name="Policepardéfaut" style:family="text">
      <style:text-properties style:font-name="Times New Roman" style:font-name-asian="Times New Roman" style:font-name-complex="Times New Roman"/>
    </style:style>
    <style:style style:name="T147" style:parent-style-name="Policepardéfaut" style:family="text">
      <style:text-properties style:font-name="Times New Roman" style:font-name-asian="Times New Roman" style:font-name-complex="Times New Roman"/>
    </style:style>
    <style:style style:name="P148" style:parent-style-name="Normal" style:family="paragraph">
      <style:paragraph-properties fo:text-align="justify"/>
    </style:style>
    <style:style style:name="T149" style:parent-style-name="Policepardéfaut" style:family="text">
      <style:text-properties style:font-name="Times New Roman" style:font-name-asian="Times New Roman" style:font-name-complex="Times New Roman"/>
    </style:style>
    <style:style style:name="T150" style:parent-style-name="Policepardéfaut" style:family="text">
      <style:text-properties style:font-name="Times New Roman" style:font-name-asian="Times New Roman" style:font-name-complex="Times New Roman"/>
    </style:style>
    <style:style style:name="T151" style:parent-style-name="Policepardéfaut" style:family="text">
      <style:text-properties style:font-name="Times New Roman" style:font-name-asian="Times New Roman" style:font-name-complex="Times New Roman"/>
    </style:style>
    <style:style style:name="T152" style:parent-style-name="Policepardéfaut" style:family="text">
      <style:text-properties style:font-name="Times New Roman" style:font-name-asian="Times New Roman" style:font-name-complex="Times New Roman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T155" style:parent-style-name="Policepardéfaut" style:family="text">
      <style:text-properties style:font-name="Times New Roman" style:font-name-asian="Times New Roman" style:font-name-complex="Times New Roman"/>
    </style:style>
    <style:style style:name="T156" style:parent-style-name="Policepardéfaut" style:family="text">
      <style:text-properties style:font-name="Times New Roman" style:font-name-asian="Times New Roman" style:font-name-complex="Times New Roman"/>
    </style:style>
    <style:style style:name="P157" style:parent-style-name="Normal" style:family="paragraph">
      <style:paragraph-properties fo:text-align="justify"/>
    </style:style>
    <style:style style:name="P158" style:parent-style-name="Normal" style:family="paragraph">
      <style:paragraph-properties fo:text-align="justify"/>
    </style:style>
    <style:style style:name="T159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0" style:parent-style-name="Policepardéfaut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text-align="justify"/>
    </style:style>
    <style:style style:name="T16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6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6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65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16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67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16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69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17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7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72" style:parent-style-name="Normal" style:family="paragraph">
      <style:paragraph-properties fo:text-align="justify"/>
    </style:style>
    <style:style style:name="T17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7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T177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7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7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T18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8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8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8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86" style:parent-style-name="Normal" style:family="paragraph">
      <style:paragraph-properties fo:text-align="justify"/>
    </style:style>
    <style:style style:name="P187" style:parent-style-name="Normal" style:family="paragraph">
      <style:paragraph-properties fo:text-align="justify"/>
    </style:style>
    <style:style style:name="T18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8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9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fo:text-align="justify"/>
    </style:style>
    <style:style style:name="T19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94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95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9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19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<text:span text:style-name="T2">Cahier des charges Projet n°8</text:span></text:p>
      <text:p text:style-name="Normal"><text:span text:style-name="T3"><text:tab/></text:span></text:p>
      <text:p text:style-name="P4"><text:span text:style-name="T5">Java Messenger</text:span><text:span text:style-name="T6"><text:s/></text:span></text:p>
      <text:p text:style-name="Normal"/>
      <text:p text:style-name="Normal"><text:span text:style-name="T7">Maître d'oeuvre : <text:s/></text:span><text:span text:style-name="T8">Abdelfeta HASBANI</text:span></text:p>
      <text:p text:style-name="Normal"><text:span text:style-name="T9">Maître d'ouvrage : <text:s/></text:span><text:span text:style-name="T10">Abdelfeta HASBANI</text:span></text:p>
      <text:p text:style-name="Normal"><text:span text:style-name="T11">Equipe : Ludovic Laurichesse, Thomas Yzavard, Pereira Loann</text:span></text:p>
      <text:p text:style-name="Normal"/>
      <text:p text:style-name="Normal"><text:span text:style-name="T12">Nature du projet :</text:span></text:p>
      <text:p text:style-name="Normal"/>
      <text:p text:style-name="P13"><text:span text:style-name="T14">Il s'agit d'un nouveau projet, son but est de<text:s/></text:span><text:span text:style-name="T15">créer un clone de MSN Messenger (ou MSN Live) en langage de programmation orienté objet (JAVA</text:span><text:span text:style-name="T16"><text:s/>et JAVAFX). Plus précisément il s'agit d'élaborer une application permettant de communiquer entre des utilisateurs sur un réseau. Elle permet d'envoyer et de rec</text:span><text:span text:style-name="T17">evoir des messages instantanés et d'envoyer des fichiers. Celle-ci renferme aussi un gestionnaires d'amis.</text:span></text:p>
      <text:p text:style-name="P18"/>
      <text:p text:style-name="P19"/>
      <text:p text:style-name="P20"/>
      <text:p text:style-name="P21"><text:span text:style-name="T22">Grandes étapes :</text:span></text:p>
      <text:p text:style-name="P23"/>
      <text:p text:style-name="P24"><text:span text:style-name="T25"><text:tab/></text:span><text:span text:style-name="T26">Technique :</text:span></text:p>
      <text:list text:style-name="LFO1" text:continue-numbering="true">
        <text:list-item>
          <text:p text:style-name="P27"><text:span text:style-name="T28">Création de l'interface graphique</text:span></text:p>
        </text:list-item>
        <text:list-item>
          <text:p text:style-name="P29"><text:span text:style-name="T30">Mise en place de Threads</text:span></text:p>
        </text:list-item>
        <text:list-item>
          <text:p text:style-name="P31"><text:span text:style-name="T32">Mise en place de Sockets client/serveur</text:span></text:p>
        </text:list-item>
        <text:list-item>
          <text:p text:style-name="P33"><text:span text:style-name="T34">Création du MVC</text:span></text:p>
        </text:list-item>
      </text:list>
      <text:p text:style-name="P35"/>
      <text:p text:style-name="P36"><text:span text:style-name="T37"><text:tab/></text:span><text:span text:style-name="T38">Conceptuel :</text:span></text:p>
      <text:p text:style-name="P39"/>
      <text:p text:style-name="P40"/>
      <text:list text:style-name="LFO2" text:continue-numbering="true">
        <text:list-item>
          <text:p text:style-name="P41"><text:span text:style-name="T42">Profil utilisateur</text:span></text:p>
        </text:list-item>
        <text:list-item>
          <text:p text:style-name="P43"><text:span text:style-name="T44">Contact/ Gestion des contacts</text:span></text:p>
        </text:list-item>
        <text:list-item>
          <text:p text:style-name="P45"><text:span text:style-name="T46">Conversation privée</text:span></text:p>
        </text:list-item>
        <text:list-item>
          <text:p text:style-name="P47"><text:span text:style-name="T48">Conversation à plusieurs</text:span></text:p>
        </text:list-item>
        <text:list-item>
          <text:p text:style-name="P49"><text:span text:style-name="T50">Échange de fichiers en "Peer</text:span><text:span text:style-name="T51"><text:s/>to Peer</text:span><text:span text:style-name="T52">" </text:span></text:p>
        </text:list-item>
      </text:list>
      <text:p text:style-name="P53"/>
      <text:p text:style-name="P54"/>
      <text:p text:style-name="P55"/>
      <text:p text:style-name="P56"/>
      <text:p text:style-name="P57"><text:span text:style-name="T58">Estimation de la durée des étapes et date butoirs :</text:span></text:p>
      <text:p text:style-name="Normal"/>
      <text:p text:style-name="Normal"><text:span text:style-name="T59">Présentation du projet<text:s/></text:span><text:span text:style-name="T60">2heures</text:span><text:span text:style-name="T61">.</text:span></text:p>
      <text:p text:style-name="Normal"><text:span text:style-name="T62">L'interface<text:s/></text:span><text:span text:style-name="T63">graphique devrait durer<text:s/></text:span><text:span text:style-name="T64">6heures</text:span><text:span text:style-name="T65">.</text:span></text:p>
      <text:p text:style-name="Normal"><text:span text:style-name="T66"><text:tab/>-Interfaces principales (Accueil, Connexion, Tchat, ...).2H</text:span></text:p>
      <text:p text:style-name="Normal"><text:span text:style-name="T67"><text:tab/>-Interfaces secondaires (Gestion Contact, Gestion Profils, ...).4H</text:span></text:p>
      <text:p text:style-name="Normal"><text:span text:style-name="T68">La mise en place des profils devrait durer<text:s/></text:span><text:span text:style-name="T69">7heures</text:span><text:span text:style-name="T70">.</text:span></text:p>
      <text:p text:style-name="Normal"><text:span text:style-name="T71"><text:tab/>-Gestion des profils et connexion. 4H</text:span></text:p>
      <text:p text:style-name="Normal"><text:span text:style-name="T72"><text:tab/></text:span><text:span text:style-name="T73">-Système de statut. 3H</text:span></text:p>
      <text:p text:style-name="Normal"><text:span text:style-name="T74">Le système</text:span><text:span text:style-name="T75"><text:s/>de contact devrait durer<text:s/></text:span><text:span text:style-name="T76">9heures</text:span><text:span text:style-name="T77">.</text:span></text:p>
      <text:p text:style-name="Normal"><text:span text:style-name="T78"><text:tab/>-Affichage de contact. 4H</text:span></text:p>
      <text:soft-page-break/>
      <text:p text:style-name="Normal"><text:span text:style-name="T79"><text:tab/>-Ajout contact.1H</text:span></text:p>
      <text:p text:style-name="Normal"><text:span text:style-name="T80"><text:tab/>-Suppression contact.1H</text:span></text:p>
      <text:p text:style-name="Normal"><text:span text:style-name="T81"><text:tab/>-Alerte de connexion.3H</text:span></text:p>
      <text:p text:style-name="Normal"><text:span text:style-name="T82">Les conversations entre utilisateurs devraient</text:span><text:span text:style-name="T83"><text:s/>durer<text:s/></text:span><text:span text:style-name="T84">14heures</text:span><text:span text:style-name="T85">.</text:span></text:p>
      <text:p text:style-name="Normal"><text:span text:style-name="T86"><text:tab/>-Test Réseaux communication Cl</text:span><text:span text:style-name="T87">ient &lt;=&gt;Serveur. 6H</text:span></text:p>
      <text:p text:style-name="Normal"><text:span text:style-name="T88"><text:tab/>-Communication dans interface de chat. 4H</text:span></text:p>
      <text:p text:style-name="Normal"><text:span text:style-name="T89"><text:tab/>-Mise en place des communications</text:span><text:span text:style-name="T90"><text:s/>privé.4H</text:span><text:span text:style-name="T91"><text:tab/></text:span></text:p>
      <text:p text:style-name="Normal"><text:span text:style-name="T92"><text:tab/>-Mise en place des communications</text:span><text:span text:style-name="T93"><text:s/>de groupe. 6H</text:span></text:p>
      <text:p text:style-name="Normal"><text:span text:style-name="T94">Les conversations en parallèle devraient</text:span><text:span text:style-name="T95"><text:s/>durer<text:s/></text:span><text:span text:style-name="T96">14heures</text:span><text:span text:style-name="T97">.</text:span></text:p>
      <text:p text:style-name="Normal"><text:span text:style-name="T98"><text:tab/>-Test Thread en console. 4H</text:span></text:p>
      <text:p text:style-name="Normal"><text:span text:style-name="T99"><text:tab/>-Test Thread en<text:s/></text:span><text:span text:style-name="T100">graphique. 6H</text:span></text:p>
      <text:p text:style-name="Normal"><text:span text:style-name="T101"><text:tab/>-Mise en place sur l'application de plusieurs conversations</text:span><text:span text:style-name="T102"><text:s/>en parallèle. 4H</text:span></text:p>
      <text:p text:style-name="Normal"><text:span text:style-name="T103">Le Peer</text:span><text:span text:style-name="T104"><text:s/>to Peer</text:span><text:span text:style-name="T105"><text:s/>devrait durer<text:s/></text:span><text:span text:style-name="T106">8heures</text:span><text:span text:style-name="T107">.</text:span></text:p>
      <text:p text:style-name="Normal"><text:span text:style-name="T108"><text:tab/>-Partage de fichier en conversation bidirectionnelle.4H</text:span></text:p>
      <text:p text:style-name="Normal"><text:span text:style-name="T109"><text:tab/>-Partage de fichier en conversation multiple (groupe)</text:span><text:span text:style-name="T110">.4H</text:span></text:p>
      <text:p text:style-name="Normal"><text:span text:style-name="T111">La BDD de</text:span><text:span text:style-name="T112">vrait durer<text:s/></text:span><text:span text:style-name="T113">14</text:span><text:span text:style-name="T114">heures</text:span><text:span text:style-name="T115">.</text:span></text:p>
      <text:p text:style-name="Normal"><text:span text:style-name="T116"><text:tab/>-Test d’une base de donnée.6H</text:span></text:p>
      <text:p text:style-name="Normal"><text:span text:style-name="T117"><text:tab/>-Persistance des données par utilisateurs (information personnelles, liste de contact).5H</text:span></text:p>
      <text:p text:style-name="Normal"><text:span text:style-name="T118"><text:tab/>-Persistance des conversations.3H</text:span></text:p>
      <text:p text:style-name="Normal"><text:span text:style-name="T119">Suivis de projet.<text:s/></text:span><text:span text:style-name="T120">18heures</text:span></text:p>
      <text:p text:style-name="Normal"><text:span text:style-name="T121"><text:tab/>-Proposition de cahier des charges. 4H</text:span></text:p>
      <text:p text:style-name="Normal"><text:span text:style-name="T122"><text:tab/>-Synthèse collective cahier des charges.1</text:span><text:span text:style-name="T123">H</text:span></text:p>
      <text:p text:style-name="P124"><text:span text:style-name="T125">Mise en place du MVC devrait durer<text:s/></text:span><text:span text:style-name="T126">4heures</text:span><text:span text:style-name="T127">.</text:span></text:p>
      <text:p text:style-name="P128"><text:tab/>-Modèle. 2H</text:p>
      <text:p text:style-name="P129"><text:span text:style-name="T130"><text:tab/>-Controller/Vue.2H</text:span></text:p>
      <text:p text:style-name="P131"><text:span text:style-name="T132"><text:tab/></text:span></text:p>
      <text:p text:style-name="P133"><text:span text:style-name="T134"><text:tab/>Durée totale 96</text:span><text:span text:style-name="T135">heures</text:span></text:p>
      <text:p text:style-name="P136"><text:span text:style-name="T137"><text:tab/></text:span><text:span text:style-name="T138">Le projet doit être finis durant la semaine 51.</text:span></text:p>
      <text:p text:style-name="P139"/>
      <text:p text:style-name="P140"><text:span text:style-name="T141">Estimation du budget :</text:span></text:p>
      <text:p text:style-name="P142"/>
      <text:p text:style-name="P143"><text:span text:style-name="T144">Ordinateur IUT, 2 utilisés avec un coût de 400€ x 2 soit 800€.</text:span></text:p>
      <text:p text:style-name="P145"><text:span text:style-name="T146">Ordinateur Personnel, 3 utilisés avec un coût<text:s/></text:span><text:span text:style-name="T147">de 450€ x 3 soit 1350€.</text:span></text:p>
      <text:p text:style-name="P148"><text:span text:style-name="T149">Trois personnes travaillant sur chaque tâche</text:span><text:span text:style-name="T150"><text:s/>au taux horaire net de 8€/h. Soit pour 96</text:span><text:span text:style-name="T151">heures estimées un coût total de 768</text:span><text:span text:style-name="T152">€ pour l'ensembles des tâches prévues.</text:span></text:p>
      <text:p text:style-name="P153"/>
      <text:p text:style-name="P154"><text:span text:style-name="T155">Pour le projet on atteint un coût total de : 2918</text:span><text:span text:style-name="T156">€.</text:span></text:p>
      <text:p text:style-name="P157"/>
      <text:p text:style-name="P158"><text:span text:style-name="T159">Fonctionnalité</text:span><text:span text:style-name="T160">s attendues :</text:span></text:p>
      <text:p text:style-name="P161"/>
      <text:p text:style-name="Normal"><text:span text:style-name="T162">Le profil utilisateur<text:s/></text:span><text:span text:style-name="T163">permet à un utilisateur de s'inscrire, de se connecter et de remplir/modifier son profil.</text:span></text:p>
      <text:p text:style-name="Normal"><text:span text:style-name="T164">Le profil utilisateur contiendra au minimum :</text:span></text:p>
      <text:list text:style-name="LFO3" text:continue-numbering="true">
        <text:list-item>
          <text:p text:style-name="P165"><text:span text:style-name="T166">Login, mot de passe ;</text:span></text:p>
        </text:list-item>
        <text:list-item>
          <text:p text:style-name="P167"><text:span text:style-name="T168">Nom, prénom, adresse, numéro de téléphone ;</text:span></text:p>
        </text:list-item>
        <text:list-item>
          <text:p text:style-name="P169"><text:span text:style-name="T170">État (connecté,</text:span><text:span text:style-name="T171"><text:s/>occupé, absent, déconnecté...).</text:span></text:p>
        </text:list-item>
      </text:list>
      <text:p text:style-name="P172"><text:span text:style-name="T173">Note : Le basculement connecté/déconnecté est effectué automatiquement lorsqu'un utilisateur se connecte/déconnecte. Cependant, afin d'éviter d'être dérangé, lorsqu'un utilisateur est connecté, il peut forcer son état (abs</text:span><text:span text:style-name="T174">ent ou déconnecté).</text:span></text:p>
      <text:p text:style-name="P175"/>
      <text:soft-page-break/>
      <text:p text:style-name="P176"><text:span text:style-name="T177">La gestion des contacts</text:span><text:span text:style-name="T178"><text:s/>permet à un utilisateur d'ajouter des contacts et de connaître leur état et leur profil (mais pas leur mot de passe). Note</text:span><text:span text:style-name="T179"><text:s/>: le serveur doit prévenir le client dès qu'un contact se connecte ou change d'état.</text:span></text:p>
      <text:p text:style-name="P180"/>
      <text:p text:style-name="P181"><text:span text:style-name="T182">La<text:s/></text:span><text:span text:style-name="T183">conversation privée</text:span><text:span text:style-name="T184"><text:s/>permet à un utilisateur de pouvoir dialoguer en privé avec un de</text:span><text:span text:style-name="T185"><text:s/>ses contacts. Cet utilisateur pourra ensuite ouvrir plusieurs fenêtres de dialogue pour discuter avec plusieurs contacts en même temps.</text:span></text:p>
      <text:p text:style-name="P186"/>
      <text:p text:style-name="P187"><text:span text:style-name="T188">Conversation à plusieurs </text:span><text:span text:style-name="T189">: <text:s/>Lorsq</text:span><text:span text:style-name="T190">ue deux utilisateurs sont en train de dialoguer, ils peuvent inviter d'autres utilisateurs à rejoindre leur discussion.</text:span></text:p>
      <text:p text:style-name="P191"/>
      <text:p text:style-name="P192"><text:span text:style-name="T193">Échange de fichiers en "Peer</text:span><text:span text:style-name="T194"><text:s/>to Peer</text:span><text:span text:style-name="T195">" :<text:s/></text:span><text:span text:style-name="T196">Dans cette étape on permet à des utilisateurs en train de "chatter" de s'échanger des fichiers.</text:span><text:span text:style-name="T197"><text:s/>Un utilisateur doit pouvoir proposer un fichier et les autres utilisateurs (ils peuvent être en conversation à plusieurs) peuvent décider de télécharger le fichi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Windows</dc:creator>
    <meta:creation-date>2017-11-21T19:48:00Z</meta:creation-date>
    <dc:date>2017-11-21T19:52:00Z</dc:date>
    <meta:template xlink:href="Normal" xlink:type="simple"/>
    <meta:editing-cycles>2</meta:editing-cycles>
    <meta:editing-duration>PT240S</meta:editing-duration>
    <meta:document-statistic meta:page-count="3" meta:paragraph-count="8" meta:word-count="663" meta:character-count="4303" meta:row-count="30" meta:non-whitespace-character-count="3648"/>
  </office:meta>
</office:document-meta>
</file>